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#include&lt;LiquidCrystal.h&gt;</text:p>
      <text:p text:style-name="Default_20_Text">long measurementStartTime=0;</text:p>
      <text:p text:style-name="Default_20_Text">float beats=0;</text:p>
      <text:p text:style-name="Default_20_Text">byte sensorPin=6;</text:p>
      <text:p text:style-name="Default_20_Text">int currentSensorValue;</text:p>
      <text:p text:style-name="Default_20_Text">float bpm;</text:p>
      <text:p text:style-name="Default_20_Text"/>
      <text:p text:style-name="Default_20_Text">void setup()</text:p>
      <text:p text:style-name="Default_20_Text">{</text:p>
      <text:p text:style-name="Default_20_Text"><text:s text:c="2"/>Serial.begin(9600);</text:p>
      <text:p text:style-name="Default_20_Text"><text:s text:c="2"/>pinMode(sensorPin,INPUT);</text:p>
      <text:p text:style-name="Default_20_Text"><text:s text:c="2"/>pinMode(5,INPUT);</text:p>
      <text:p text:style-name="Default_20_Text"><text:s text:c="2"/>digitalWrite(5,LOW);</text:p>
      <text:p text:style-name="Default_20_Text">}</text:p>
      <text:p text:style-name="Default_20_Text">void loop()</text:p>
      <text:p text:style-name="Default_20_Text">{</text:p>
      <text:p text:style-name="Default_20_Text"><text:s text:c="2"/>if(digitalRead(5)==HIGH)</text:p>
      <text:p text:style-name="Default_20_Text"><text:s text:c="2"/>{</text:p>
      <text:p text:style-name="Default_20_Text"><text:s text:c="4"/>Serial.print("started");</text:p>
      <text:p text:style-name="Default_20_Text"><text:s text:c="4"/>digitalWrite(5,LOW);</text:p>
      <text:p text:style-name="Default_20_Text"><text:s text:c="4"/>beats=0;</text:p>
      <text:p text:style-name="Default_20_Text"><text:s text:c="4"/>measurementStartTime=millis();</text:p>
      <text:p text:style-name="Default_20_Text"><text:s text:c="4"/></text:p>
      <text:p text:style-name="Default_20_Text"><text:s text:c="4"/>while((millis()-measurementStartTime)&lt;=25000)</text:p>
      <text:p text:style-name="Default_20_Text"><text:s text:c="4"/>{</text:p>
      <text:p text:style-name="Default_20_Text"><text:s text:c="6"/>currentSensorValue=digitalRead(6);</text:p>
      <text:p text:style-name="Default_20_Text"><text:s text:c="6"/>if(currentSensorValue==HIGH)</text:p>
      <text:p text:style-name="Default_20_Text"><text:s text:c="6"/>{</text:p>
      <text:p text:style-name="Default_20_Text"><text:s text:c="8"/>beats++;</text:p>
      <text:p text:style-name="Default_20_Text"><text:s text:c="8"/>delay(250);</text:p>
      <text:p text:style-name="Default_20_Text"><text:s text:c="6"/>}</text:p>
      <text:p text:style-name="Default_20_Text"><text:s text:c="4"/>}</text:p>
      <text:p text:style-name="Default_20_Text"><text:s text:c="4"/>Serial.print("Your BPM is ");</text:p>
      <text:p text:style-name="Default_20_Text"><text:s text:c="4"/>bpm=(beats*60000.0)/25000.0;</text:p>
      <text:p text:style-name="Default_20_Text"><text:s text:c="4"/>Serial.println(bpm);</text:p>
      <text:p text:style-name="Default_20_Text"><text:s text:c="2"/>}</text:p>
      <text:p text:style-name="Default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0-28T15:20:25.63</meta:creation-date>
    <meta:document-statistic meta:table-count="0" meta:image-count="0" meta:object-count="0" meta:page-count="1" meta:paragraph-count="36" meta:word-count="45" meta:character-count="638"/>
    <dc:date>2016-10-28T15:21:05.82</dc:date>
    <meta:editing-duration>PT00H00M40S</meta:editing-duration>
    <meta:editing-cycles>1</meta:editing-cycles>
    <meta:generator>IBM_Lotus_Symphony/3.0$Win32 OpenOffice.org_project/310m11$Build-9399</meta:generator>
  </office:meta>
</office:document-meta>
</file>